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6e6e26a" style:font-size-asian="10pt" style:font-size-complex="10pt"/>
    </style:style>
    <style:style style:name="P2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>
      <loext:graphic-properties draw:fill="none"/>
      <style:paragraph-properties fo:text-align="center"/>
    </style:style>
    <style:style style:name="P69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Long_20_Dash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4">လစာဝင်ငွေခွန်နုတ်ယူခြင်းခံရသူ</text:p>
          </table:table-cell>
          <table:table-cell table:style-name="Table5.A1" office:value-type="string">
            <text:p text:style-name="P50"/>
          </table:table-cell>
          <table:table-cell table:style-name="Table5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13"/>
            <text:p text:style-name="P26">ဝန်ထမ်းအမည်</text:p>
            <text:p text:style-name="P9"><draw:line text:anchor-type="paragraph" draw:z-index="5" draw:name="Shape3" draw:style-name="gr1" draw:text-style-name="P68" svg:x1="1.0307in" svg:y1="0.011in" svg:x2="3.3224in" svg:y2="0.011in"><text:p/></draw:line></text:p>
            <text:p text:style-name="P26">ရာထူး/တာဝန်</text:p>
            <text:p text:style-name="P9"/>
            <text:p text:style-name="P26">နိင်ငံသားစိစစ်ရေးကတ်ပြားအမှတ်</text:p>
            <text:p text:style-name="P9"/>
            <text:p text:style-name="P26">နေရပ်လိပ်စာ</text:p>
            <text:p text:style-name="P9"/>
            <text:p text:style-name="P26">ယခင်အခွန်ပေးသွင်းခဲ့သည့်ရုံး</text:p>
            <text:p text:style-name="P26"/>
            <text:p text:style-name="P26">ယခင်အခွန်ထမ်းမှတ်ပုံတင်အမှတ်</text:p>
            <text:p text:style-name="P51"/>
            <text:p text:style-name="P13"><text:user-field-get text:name="py3o.o.name">name</text:user-field-get></text:p>
            <text:p text:style-name="P13"/>
            <text:p text:style-name="P13"><text:user-field-get text:name="py3o.o.job_id.name">job_name</text:user-field-get></text:p>
            <text:p text:style-name="P13"/>
            <text:p text:style-name="P13"><text:user-field-get text:name="py3o.o.nrc">nrc</text:user-field-get></text:p>
            <text:p text:style-name="P13"><text:user-field-get text:name="py3o.o.address_id.street">employee_street</text:user-field-get></text:p>
            <text:p text:style-name="P13"><text:user-field-get text:name="py3o.o.previous_tax_office">previous_tax_office</text:user-field-get></text:p>
            <text:p text:style-name="P13"><text:user-field-get text:name="py3o.o.previous_tax_no">previous_tax_no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51"><text:span text:style-name="T20">ကုမ္ပဏီ/ဌာန/အဖွဲ့အစည်းအမည်</text:span></text:p>
            <text:p text:style-name="P27">အခွန်ထမ်းမှတ်ပုံတင်အမှတ် (TIN)</text:p>
            <text:p text:style-name="P9"/>
            <text:p text:style-name="P27">လိပ်စာ</text:p>
            <text:p text:style-name="P27">စည်းကြပ်မှုခံယူသည့်အခွန်ရုံး</text:p>
            <text:p text:style-name="P13"><text:user-field-get text:name="py3o.o.company_id.name">company_name</text:user-field-get></text:p>
            <text:p text:style-name="P20"><text:user-field-get text:name="py3o.o.company_id.vat">vat</text:user-field-get></text:p>
            <text:p text:style-name="P19"><text:user-field-get text:name="py3o.o.company_id.street">street</text:user-field-get></text:p>
            <text:p text:style-name="P19"><text:user-field-get text:name="py3o.o.company_id.tax_office">tax_office</text:user-field-get></text:p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1">စဥ်</text:p>
            <text:p text:style-name="P8"/>
          </table:table-cell>
          <table:table-cell table:style-name="Table10.A1" office:value-type="string">
            <text:p text:style-name="P31">လအမည်</text:p>
            <text:p text:style-name="P8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8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8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8"/>
          </table:table-cell>
          <table:table-cell table:style-name="Table10.F1" office:value-type="string">
            <text:p text:style-name="P31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1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2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2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1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1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1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1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2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2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3024">
          <table:table-cell table:style-name="Table10.A13" office:value-type="string">
            <text:p text:style-name="P21">၁၀<text:soft-page-break/>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0720">
          <table:table-cell table:style-name="Table10.A13" office:value-type="string">
            <text:p text:style-name="P21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904">
          <table:table-cell table:style-name="Table10.A13" office:value-type="string">
            <text:p text:style-name="P21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4">အထက်ပါ အချက်အလက်များ မှန်ကန်ပါသည်။</text:p>
            <text:p text:style-name="P12"><draw:custom-shape text:anchor-type="paragraph" draw:z-index="0" draw:name="Shape1" draw:style-name="gr4" draw:text-style-name="P6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5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3">နှုတ်ယူ</text:p>
            <text:p text:style-name="P53">ပေးသွင်းသူ </text:p>
            <text:p text:style-name="P54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9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4412256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1"><draw:custom-shape text:anchor-type="paragraph" draw:z-index="1" draw:name="Shape2" draw:style-name="gr3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0"><draw:custom-shape text:anchor-type="paragraph" draw:z-index="3" draw:name="Shape2_1" draw:style-name="gr2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5152">
          <table:table-cell table:style-name="Table7.A5" office:value-type="string">
            <text:p text:style-name="P40">(ဂ) အိမ်ထောင်ဖက်</text:p>
          </table:table-cell>
          <table:table-cell table:style-name="Table7.D1" office:value-type="string">
            <text:p text:style-name="P40"><draw:custom-shape text:anchor-type="paragraph" draw:z-index="4" draw:name="Shape2_2" draw:style-name="gr2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2"><draw:custom-shape text:anchor-type="paragraph" draw:z-index="2" draw:name="Shape2_0" draw:style-name="gr2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9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2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5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7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3">သတိပေးချက်</text:p>
          </table:table-cell>
          <table:table-cell table:style-name="Table9.B1" office:value-type="string">
            <text:p text:style-name="P23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3"/>
          </table:table-cell>
          <table:table-cell table:style-name="Table9.A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5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9"/>
      <text:p text:style-name="P5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0:16:32.867000000</dc:date>
    <meta:editing-duration>P1DT16H25M16S</meta:editing-duration>
    <meta:editing-cycles>925</meta:editing-cycles>
    <meta:document-statistic meta:table-count="7" meta:image-count="0" meta:object-count="0" meta:page-count="3" meta:paragraph-count="131" meta:word-count="411" meta:character-count="2570" meta:non-whitespace-character-count="2256"/>
  </office:meta>
</office:document-meta>
</file>